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usuarios (</text:p>
      <text:p text:style-name="Standard"><text:s text:c="4"/>id SERIAL PRIMARY KEY,</text:p>
      <text:p text:style-name="Standard"><text:s text:c="4"/>email VARCHAR(255) UNIQUE NOT NULL,</text:p>
      <text:p text:style-name="Standard"><text:s text:c="4"/>username VARCHAR(255) UNIQUE NOT NULL,</text:p>
      <text:p text:style-name="Standard"><text:s text:c="4"/>password VARCHAR(255) NOT NULL,</text:p>
      <text:p text:style-name="Standard"><text:s text:c="4"/>fecha_creacion TIMESTAMP DEFAULT CURRENT_TIMESTAMP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laptops (</text:p>
      <text:p text:style-name="Standard"><text:s text:c="4"/>id SERIAL PRIMARY KEY,</text:p>
      <text:p text:style-name="Standard"><text:s text:c="4"/>marca VARCHAR(255) NOT NULL,</text:p>
      <text:p text:style-name="Standard"><text:s text:c="4"/>modelo VARCHAR(255) NOT NULL,</text:p>
      <text:p text:style-name="Standard"><text:s text:c="4"/>precio NUMERIC(10, 2) NOT NULL,</text:p>
      <text:p text:style-name="Standard"><text:s text:c="4"/>procesador VARCHAR(255) NOT NULL,</text:p>
      <text:p text:style-name="Standard"><text:s text:c="4"/>ram VARCHAR(50) NOT NULL,</text:p>
      <text:p text:style-name="Standard"><text:s text:c="4"/>almacenamiento VARCHAR(50) NOT NULL,</text:p>
      <text:p text:style-name="Standard"><text:s text:c="4"/>codigo VARCHAR(100) UNIQUE NOT NULL,</text:p>
      <text:p text:style-name="Standard"><text:s text:c="4"/>fecha_creacion TIMESTAMP DEFAULT CURRENT_TIMESTAMP</text:p>
      <text:p text:style-name="Standard">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21:31:27.049161517</meta:creation-date>
    <dc:date>2024-08-20T21:32:06.232903162</dc:date>
    <meta:editing-duration>PT39S</meta:editing-duration>
    <meta:editing-cycles>1</meta:editing-cycles>
    <meta:document-statistic meta:table-count="0" meta:image-count="0" meta:object-count="0" meta:page-count="1" meta:paragraph-count="18" meta:word-count="70" meta:character-count="571" meta:non-whitespace-character-count="463"/>
    <meta:generator>LibreOffice/7.3.7.2$Linux_X86_64 LibreOffice_project/30$Build-2</meta:generator>
  </office:meta>
</office:document-meta>
</file>